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200.00%" fo:text-align="lef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82.83mm" svg:height="115.89mm" style:rel-width="scale" style:rel-height="scale"><draw:object-ole xlink:href="OleObj1"/><draw:image xlink:href="ObjectReplacements/OleObj1"/></draw:frame><text:span text:style-name="T1"/></text:p>
      <text:p text:style-name="P2"><text:span text:style-name="T1">1.Entity Name rule Violation-Attributr name should be changed</text:span></text:p>
      <text:p text:style-name="P2"><text:span text:style-name="T1">2.foreign key rule violation-because attribute1-1 is a primary key in entity 1</text:span></text:p>
      <text:p text:style-name="P2"><text:span text:style-name="T1">3.Identifying Relationship rule violation-</text:span><text:span text:style-name="T2">The problem can be resolved by adding one or more weak entities or making the relationship (Rel6) non-identifying</text:span><text:span text:style-name="T3">.</text:span></text:p>
      <text:p text:style-name="P3"><text:span text:style-name="T3">4</text:span><text:span text:style-name="T4">.identification dependency cardinality rule: The problem can be resolved by changing the weak entity’s cardinality in Rel7 to (1,1).</text:span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